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0.34mm"/>
    </style:style>
    <style:style style:name="co4" style:family="table-column">
      <style:table-column-properties fo:break-before="auto" style:column-width="29.03mm"/>
    </style:style>
    <style:style style:name="co5" style:family="table-column">
      <style:table-column-properties fo:break-before="auto" style:column-width="54.38mm"/>
    </style:style>
    <style:style style:name="co6" style:family="table-column">
      <style:table-column-properties fo:break-before="auto" style:column-width="90.45mm"/>
    </style:style>
    <style:style style:name="co7" style:family="table-column">
      <style:table-column-properties fo:break-before="auto" style:column-width="87.12mm"/>
    </style:style>
    <style:style style:name="co8" style:family="table-column">
      <style:table-column-properties fo:break-before="auto" style:column-width="184.9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25.52mm" fo:break-before="auto" style:use-optimal-row-height="true"/>
    </style:style>
    <style:style style:name="ro3" style:family="table-row">
      <style:table-row-properties style:row-height="16.72mm" fo:break-before="auto" style:use-optimal-row-height="false"/>
    </style:style>
    <style:style style:name="ro4" style:family="table-row">
      <style:table-row-properties style:row-height="147.16mm" fo:break-before="auto" style:use-optimal-row-height="true"/>
    </style:style>
    <style:style style:name="ro5" style:family="table-row">
      <style:table-row-properties style:row-height="233.24mm" fo:break-before="auto" style:use-optimal-row-height="true"/>
    </style:style>
    <style:style style:name="ro6" style:family="table-row">
      <style:table-row-properties style:row-height="18.42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6pt"/>
    </style:style>
    <style:style style:name="ce3" style:family="table-cell" style:parent-style-name="Default">
      <style:text-properties style:font-name="Arial" fo:font-size="6pt" style:font-name-asian="Courier New" style:font-size-asian="11pt" style:language-asian="en" style:country-asian="US" style:font-name-complex="Courier New" style:font-size-complex="6.25pt" style:language-complex="en" style:country-complex="US"/>
    </style:style>
    <style:style style:name="ce4" style:family="table-cell" style:parent-style-name="Default">
      <style:text-properties style:font-name="Arial" fo:font-size="6pt" style:language-asian="en" style:country-asian="US" style:language-complex="en" style:country-complex="US"/>
    </style:style>
    <style:style style:name="ce5" style:family="table-cell" style:parent-style-name="Default">
      <style:text-properties style:font-name="Courier New" fo:font-size="11pt" style:font-name-asian="Courier New" style:font-size-asian="11pt" style:language-asian="en" style:country-asian="US" style:font-name-complex="Courier New" style:font-size-complex="6.25pt" style:language-complex="en" style:country-complex="US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ourier New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Courier New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Courier New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fo:font-size="11pt" style:font-name-asian="Courier New" style:font-name-complex="Courier New" style:font-size-asian="11pt" style:font-size-complex="6.30000019073486pt"/>
    </style:style>
    <style:style style:name="T2" style:family="text">
      <style:text-properties style:font-name="Courier New" fo:font-size="11pt" fo:language="en" fo:country="AU" style:font-name-asian="Courier New" style:font-name-complex="Courier New" style:font-size-asian="11pt" style:font-size-complex="6.30000019073486pt"/>
    </style:style>
    <style:style style:name="T3" style:family="text">
      <style:text-properties fo:font-size="12pt"/>
    </style:style>
    <style:style style:name="T4" style:family="text">
      <style:text-properties style:font-name-asian="Courier New" style:font-name-complex="Courier New"/>
    </style:style>
  </office:automatic-styles>
  <office:body>
    <office:spreadsheet>
      <table:table table:name="Macros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TopicTit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opicTyp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office:value-type="string" calcext:value-type="string">
            <text:p>ScenarioIntro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ScenarioIntro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Introduction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3" office:value-type="string" calcext:value-type="string">
            <text:p><text:span text:style-name="T1">Welcome to your Katacoda Foswiki tutorial environment!</text:span></text:p>
            <text:p/>
            <text:p><text:span text:style-name="T1">Meta data is an integral part of the Foswiki data structure. There is some meta data associated with every topic.</text:span></text:p>
            <text:p><text:span text:style-name="T1">In this scenario we will explore the meta data implementation supported by Foswiki.</text:span></text:p>
            <text:p/>
            <text:p><text:span text:style-name="T1">%INCLUDE{ “KatacodaCourses.IntroFooter” }%</text:span></text:p>
            <text:p/>
          </table:table-cell>
        </table:table-row>
        <table:table-row table:style-name="ro3">
          <table:table-cell office:value-type="string" calcext:value-type="string">
            <text:p>ScenarioFinish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ScenarioFinish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Conclusion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4" office:value-type="string" calcext:value-type="string">
            <text:p><text:span text:style-name="T2">That completes Scenario 4, the use of meta data.</text:span></text:p>
            <text:p><text:span text:style-name="T3">%INCLUDE{ "KatacodaCourses/Foswiki1/Preamble.ScenarioFinish" section="summary" }%</text:span></text:p>
          </table:table-cell>
        </table:table-row>
        <table:table-row table:style-name="ro4">
          <table:table-cell office:value-type="string" calcext:value-type="string">
            <text:p>ScenarioStep01</text:p>
          </table:table-cell>
          <table:table-cell office:value-type="string" calcext:value-type="string">
            <text:p>step01</text:p>
          </table:table-cell>
          <table:table-cell office:value-type="string" calcext:value-type="string">
            <text:p>ScenarioStep01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Meta data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3" office:value-type="string" calcext:value-type="string">
            <text:p><text:span text:style-name="T1">---++ _Meta data_</text:span></text:p>
            <text:p><text:span text:style-name="T1">Meta data is usually displayed in a form format and can be edited in that same format.</text:span></text:p>
            <text:p><text:span text:style-name="T1">The meta data for each topic (like Creation date, Author and so on) is collected in the topic _.txt_ file.</text:span></text:p>
            <text:p><text:span text:style-name="T1">You can see this by opening a topic with the _?raw=debug_ parameter, which displays the TML and meta data for the topic in a Foswiki formatted page.</text:span></text:p>
            <text:p/>
            <text:p><text:span text:style-name="T1">You find an example in [[https://[[HOST_SUBDOMAIN]]-80-[[KATACODA_HOST]].environments.katacoda.com/foswiki/Sandbox/MetaDataStep1][Sandbox.MetaDataStep1]]</text:span></text:p>
            <text:p/>
            <text:p><text:span text:style-name="T1">Instead of _?raw=debug_ you can use _?raw=all_ url parameter to see the raw text of the topic in the browser window</text:span></text:p>
            <text:p><text:span text:style-name="T1">instead of inside a Foswiki formatted page..</text:span></text:p>
            <text:p/>
            <text:p><text:span text:style-name="T1">When you inspect the topic with either url parameter, you will see two extra lines at the top. They are the meta data associated with this topic:</text:span></text:p>
            <text:p><text:span text:style-name="T1">&lt;verbatim&gt;</text:span></text:p>
            <text:p><text:span text:style-name="T1">  %META:TOPICINFO{author="JoeBlog" comment="" date="1456896969" format="1.1" reprev="1" version="1"}%</text:span></text:p>
            <text:p><text:span text:style-name="T1">  %META:TOPICPARENT{name="WebHome"}%</text:span></text:p>
            <text:p><text:span text:style-name="T1">&lt;verbatim&gt;</text:span></text:p>
            <text:p><text:span text:style-name="T1">Meta data is recorded using the same syntax as a macro.</text:span></text:p>
            <text:p><text:span text:style-name="T1">The macro starts with _%META:_ followed by the meta data name (like: _TOPICINFO_),</text:span></text:p>
            <text:p><text:span text:style-name="T1">followed by the value(s) recorded with that item as _name="value"_ pairs.</text:span></text:p>
            <text:p/>
            <text:p><text:span text:style-name="T1">The following is standard meta data added in the life cycle of a Foswiki topic:</text:span></text:p>
            <text:p/>
            <text:p><text:span text:style-name="T1">| *meta data* | *added when:* |</text:span></text:p>
            <text:p><text:span text:style-name="T1">| META:TOPICINFO |the topic is created. The topic info is maintained as the topic is updated |</text:span></text:p>
            <text:p><text:span text:style-name="T1">| META:TOPICPARENT |the parent is changed using: _More topic actions &gt; Set new topic parent_ |</text:span></text:p>
            <text:p><text:span text:style-name="T1">| META:TOPICMOVED |the topic is moved using _More topic actions &gt; Rename or move topic_ |</text:span></text:p>
            <text:p><text:span text:style-name="T1">| META:FILEATTACHMENT |a file is attached to the topic |</text:span></text:p>
            <text:p><text:span text:style-name="T1">| META:PREFERENCE |using _More topic actions &gt; Edit topic preference settings_ |</text:span></text:p>
            <text:p/>
            <text:p><text:span text:style-name="T1">The table above presents the circumstances when the meta data is created by Foswiki as part of actions in the user interface.</text:span></text:p>
            <text:p><text:span text:style-name="T1">You can add meta data to a topic by typing the correct entry directly into the editor.</text:span></text:p>
            <text:p><text:span text:style-name="T1">The percent (in _%META_) must be in column 1 for the meta data to be recognised.</text:span></text:p>
            <text:p/>
            <text:p><text:span text:style-name="T1">---+++ Answer</text:span></text:p>
            <text:p/>
            <text:p><text:span text:style-name="T1">Run the following command and check the Sandbox.SolutionMetaDataStep1 page.</text:span></text:p>
            <text:p/>
            <text:p><text:span text:style-name="T1">&lt;code&gt;tar xvzf /root/SolutionMetaData.tgz -C /var/www/foswiki/data/Sandbox --wildcards SolutionMetaDataStep1*&lt;/code&gt;{{execute}}</text:span></text:p>
          </table:table-cell>
        </table:table-row>
        <table:table-row table:style-name="ro5">
          <table:table-cell office:value-type="string" calcext:value-type="string">
            <text:p>ScenarioStep02</text:p>
          </table:table-cell>
          <table:table-cell office:value-type="string" calcext:value-type="string">
            <text:p>step02</text:p>
          </table:table-cell>
          <table:table-cell office:value-type="string" calcext:value-type="string">
            <text:p>ScenarioStep02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Forms and fields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5" office:value-type="string" calcext:value-type="string">
            <text:p><text:span text:style-name="T1">---++ _Forms and Fields_</text:span></text:p>
            <text:p><text:span text:style-name="T1">There are two additional meta properties that are related to user data. They are referred to as the form and the fields:</text:span></text:p>
            <text:p/>
            <text:p><text:span text:style-name="T1">| *meta data* | *added when:* |</text:span></text:p>
            <text:p><text:span text:style-name="T1">| META:FORM |Specifies the topic that defines the fields and properties. Forms can be added to a topic through the user interface, _if_ the form topic is listed in the WEBFORMS preference for the web.   |</text:span></text:p>
            <text:p><text:span text:style-name="T1">| META:FIELD |Records the field value when assigned. Fields are defined in the form topic referred in the META:FORM data. |</text:span></text:p>
            <text:p/>
            <text:p><text:span text:style-name="T1">By convention the form topic has a name ending with _Form_. When you search the System web for the topic title containing _Form_,</text:span></text:p>
            <text:p><text:span text:style-name="T1">you will find several topics. There are some examples in the </text:span></text:p>
            <text:p><text:span text:style-name="T1">[[https://[[HOST_SUBDOMAIN]]-80-[[KATACODA_HOST]].environments.katacoda.com/foswiki/Sandbox/MetaDataStep2][Sandbox.MetaDataStep2]]</text:span></text:p>
            <text:p><text:span text:style-name="T1"> topic.</text:span></text:p>
            <text:p><text:span text:style-name="T1">   </text:span></text:p>
            <text:p><text:span text:style-name="T1">At the bottom of the PreferencesPlugin debug display, you see the meta data in the topic, followed by the displayed form.</text:span></text:p>
            <text:p/>
            <text:p><text:span text:style-name="T1">PackageForm is defined as the form supporting a topic by the following meta data entry in the topic:</text:span></text:p>
            <text:p><text:span text:style-name="T1">  %META:FORM{ name="PackageForm" }%</text:span></text:p>
            <text:p/>
            <text:p><text:span text:style-name="T1">The form topic usually resides in the same web as the topics that are supported by the form.</text:span></text:p>
            <text:p><text:span text:style-name="T1">If the form topic is located in a different web from the topics supported by the form, the form topic name must be fully qualified with the web.</text:span></text:p>
            <text:p><text:span text:style-name="T1">Like: _System.PackageForm_.</text:span></text:p>
            <text:p/>
            <text:p><text:span text:style-name="T1">The content of the form topic _must_ contain a table that defines the fields of the form. The table format is:</text:span></text:p>
            <text:p/>
            <text:p><text:span text:style-name="T1">| *Name* |the name of the field |</text:span></text:p>
            <text:p><text:span text:style-name="T1">|---------|--------|</text:span></text:p>
            <text:p><text:span text:style-name="T1">| *Type* |the type of the field like =checkbox, date, select= etc. |</text:span></text:p>
            <text:p><text:span text:style-name="T1">| *Size* |The width (in characters) for display and data entry |</text:span></text:p>
            <text:p><text:span text:style-name="T1">| *Values* |The predefined input for checkboxes, radio buttons and dropdown lists |</text:span></text:p>
            <text:p><text:span text:style-name="T1">| *Description* |A description of the field |</text:span></text:p>
            <text:p><text:span text:style-name="T1">| *Attributes* |Mandatory (M) and/or hidden (H) |</text:span></text:p>
            <text:p><text:span text:style-name="T1">| *Default* |Value assigned on creation of the field |</text:span></text:p>
            <text:p/>
            <text:p><text:span text:style-name="T1">Take a look at the PackageForm form definition  the topic linked in the</text:span></text:p>
            <text:p><text:span text:style-name="T1">[[https://[[HOST_SUBDOMAIN]]-80-[[KATACODA_HOST]].environments.katacoda.com/foswiki/Sandbox/MetaDataStep2][Sandbox.MetaDataStep2]]</text:span></text:p>
            <text:p><text:span text:style-name="T1"> topic.</text:span></text:p>
            <text:p><text:span text:style-name="T1">&lt;verbatim&gt;</text:span></text:p>
            <text:p><text:span text:style-name="T1">| *Name:* | *Type:* | *Size:* | *Values:* | *Tooltip message:* |</text:span></text:p>
            <text:p><text:span text:style-name="T1">| Author | text | 60 | | |</text:span></text:p>
            <text:p><text:span text:style-name="T1">| Version | text | 60 | | Numerical version number e.g. 1.2 |</text:span></text:p>
            <text:p><text:span text:style-name="T1">| Release | text | 60 | | Release identifier (usually the date) |</text:span></text:p>
            <text:p><text:span text:style-name="T1">| Description | text | 60 | | one line description of the module |</text:span></text:p>
            <text:p><text:span text:style-name="T1">| Repository | text | 60 | | e.g. https://github.com/foswiki/EmptyPlugin |</text:span></text:p>
            <text:p><text:span text:style-name="T1">| Copyright | text | 60 | | e.g. 2015, The Artist, All Rights Reserved |</text:span></text:p>
            <text:p><text:span text:style-name="T1">| License | text | 60 | | e.g GPL ([[http://www.gnu.org/copyleft/gpl.html][GNU General Public License]]) |</text:span></text:p>
            <text:p><text:span text:style-name="T1">| Home | text | 60 | | e.g. https://foswiki.org/Extensions/%TOPIC% |</text:span></text:p>
            <text:p><text:span text:style-name="T1">| Support | text | 60 | | e.g. https://foswiki.org/Support/%TOPIC% |</text:span></text:p>
            <text:p><text:span text:style-name="T1">&lt;verbatim&gt;</text:span></text:p>
            <text:p/>
            <text:p><text:span text:style-name="T1">---+++ Answer</text:span></text:p>
            <text:p><text:span text:style-name="T1">Run the following command and check the Sandbox.SolutionMetaDataStep2 page.</text:span></text:p>
            <text:p/>
            <text:p><text:span text:style-name="T1">&lt;code&gt;tar xvzf /root/SolutionMetaData.tgz -C /var/www/foswiki/data/Sandbox --wildcards SolutionMetaDataStep2*&lt;/code&gt;{{execute}}</text:span></text:p>
          </table:table-cell>
        </table:table-row>
        <table:table-row table:style-name="ro6">
          <table:table-cell office:value-type="string" calcext:value-type="string">
            <text:p>ScenarioStep03</text:p>
          </table:table-cell>
          <table:table-cell office:value-type="string" calcext:value-type="string">
            <text:p>step03</text:p>
          </table:table-cell>
          <table:table-cell office:value-type="string" calcext:value-type="string">
            <text:p>ScenarioStep03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References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6" office:value-type="string" calcext:value-type="string">
            <text:p><text:span text:style-name="T4">---++ References</text:span></text:p>
            <text:p><text:span text:style-name="T4">   * [[%KATACODAHOST%/foswiki/System/MetaData][MetaData]] for a description of the Foswiki meta data and how to use it.</text:span></text:p>
            <text:p><text:span text:style-name="T4">   * [[https://%KATACODAHOST%/foswiki/System/DataForms][DataForms]] for a description of the creation and use of data forms.</text:span></text:p>
            <text:p/>
          </table:table-cell>
        </table:table-row>
        <table:table-row table:style-name="ro7" table:number-rows-repeated="2">
          <table:table-cell table:number-columns-repeated="7"/>
          <table:table-cell table:style-name="ce7"/>
        </table:table-row>
        <table:table-row table:style-name="ro7" table:number-rows-repeated="1048567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7:12:13.083370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m van Oosterhout</meta:initial-creator>
    <meta:creation-date>2021-05-23T21:04:13.18</meta:creation-date>
    <dc:date>2021-05-24T17:13:05.905770953</dc:date>
    <meta:editing-duration>PT18M39S</meta:editing-duration>
    <meta:editing-cycles>4</meta:editing-cycles>
    <meta:generator>LibreOffice/6.0.7.3$Linux_x86 LibreOffice_project/00m0$Build-3</meta:generator>
    <meta:document-statistic meta:table-count="3" meta:cell-count="48" meta:object-count="0"/>
  </office:meta>
</office:document-meta>
</file>